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A000000575509D4105BD34FD5.png" manifest:media-type="image/png"/>
  <manifest:file-entry manifest:full-path="Pictures/1000000100000080000000802F260AA07D3ACAE1.png" manifest:media-type="image/png"/>
  <manifest:file-entry manifest:full-path="Pictures/10000001000001170000018FFD7FE7B324334EA9.png" manifest:media-type="image/png"/>
  <manifest:file-entry manifest:full-path="Pictures/10000001000001200000013C77B51C3DB7FE0575.png" manifest:media-type="image/png"/>
  <manifest:file-entry manifest:full-path="Pictures/10000001000000B00000011B6C54D53BEC8E0173.png" manifest:media-type="image/png"/>
  <manifest:file-entry manifest:full-path="Pictures/1000000100000154000001F977009B2C1F8E5F7C.png" manifest:media-type="image/png"/>
  <manifest:file-entry manifest:full-path="Pictures/10000001000000B90000002098D1EB1086AF30DF.png" manifest:media-type="image/png"/>
  <manifest:file-entry manifest:full-path="Pictures/10000001000000C1000000682E68D942E38F1071.png" manifest:media-type="image/png"/>
  <manifest:file-entry manifest:full-path="Pictures/10000001000001A3000000FEEDD932F00236841A.png" manifest:media-type="image/png"/>
  <manifest:file-entry manifest:full-path="Pictures/10000001000000900000005423E85862A40B15B6.png" manifest:media-type="image/png"/>
  <manifest:file-entry manifest:full-path="Pictures/10000001000000B400000135DCB49288A5D7A9D0.png" manifest:media-type="image/png"/>
  <manifest:file-entry manifest:full-path="Pictures/1000000100000107000000FB5791637D54032BB2.png" manifest:media-type="image/png"/>
  <manifest:file-entry manifest:full-path="Pictures/100000010000007E0000008C18863E7360C8BEFB.png" manifest:media-type="image/png"/>
  <manifest:file-entry manifest:full-path="Pictures/10000001000000BB00000081E6F0181ADFD52A2E.png" manifest:media-type="image/png"/>
  <manifest:file-entry manifest:full-path="Pictures/10000001000000B5000000F6DB3B740B8A9231C8.png" manifest:media-type="image/png"/>
  <manifest:file-entry manifest:full-path="Pictures/1000000100000094000000556535484B28E93A06.png" manifest:media-type="image/png"/>
  <manifest:file-entry manifest:full-path="Pictures/1000000100000097000000545BB97135093E5CDE.png" manifest:media-type="image/png"/>
  <manifest:file-entry manifest:full-path="Pictures/10000001000000AE000000A3CDE3D80C86869843.png" manifest:media-type="image/png"/>
  <manifest:file-entry manifest:full-path="Pictures/100000010000014F0000011133713E989B7C4A37.png" manifest:media-type="image/png"/>
  <manifest:file-entry manifest:full-path="Pictures/100000010000014F0000018714CDF7D82AE913E7.png" manifest:media-type="image/png"/>
  <manifest:file-entry manifest:full-path="Pictures/1000000100000151000000FF8CF115B932E9F6C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4b9c8f" officeooo:paragraph-rsid="024b9c8f"/>
    </style:style>
    <style:style style:name="P4" style:family="paragraph" style:parent-style-name="Standard">
      <style:text-properties officeooo:rsid="03529f02" officeooo:paragraph-rsid="035f80d2"/>
    </style:style>
    <style:style style:name="P5" style:family="paragraph" style:parent-style-name="Text_20_body">
      <style:text-properties officeooo:rsid="03529f02" officeooo:paragraph-rsid="035f80d2"/>
    </style:style>
    <style:style style:name="P6" style:family="paragraph" style:parent-style-name="Standard">
      <style:text-properties officeooo:rsid="03529f02" officeooo:paragraph-rsid="024b9c8f"/>
    </style:style>
    <style:style style:name="P7" style:family="paragraph" style:parent-style-name="Text_20_body">
      <style:text-properties officeooo:rsid="03529f02" officeooo:paragraph-rsid="03b73da9"/>
    </style:style>
    <style:style style:name="P8" style:family="paragraph" style:parent-style-name="Standard">
      <style:text-properties officeooo:rsid="0320107f" officeooo:paragraph-rsid="038c8d3a"/>
    </style:style>
    <style:style style:name="P9" style:family="paragraph" style:parent-style-name="Standard">
      <style:text-properties officeooo:paragraph-rsid="03b0d202"/>
    </style:style>
    <style:style style:name="P10" style:family="paragraph" style:parent-style-name="Text_20_body">
      <style:paragraph-properties fo:margin-top="0in" fo:margin-bottom="0in" style:contextual-spacing="false"/>
      <style:text-properties officeooo:paragraph-rsid="03b0d202"/>
    </style:style>
    <style:style style:name="P11" style:family="paragraph" style:parent-style-name="Text_20_body">
      <style:text-properties officeooo:paragraph-rsid="0385141e"/>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85141e" officeooo:paragraph-rsid="0385141e" style:font-weight-asian="bold" style:font-weight-complex="bold"/>
    </style:style>
    <style:style style:name="P14" style:family="paragraph" style:parent-style-name="Text_20_body">
      <style:text-properties officeooo:paragraph-rsid="039cf227"/>
    </style:style>
    <style:style style:name="P15" style:family="paragraph" style:parent-style-name="Heading_20_4">
      <style:text-properties officeooo:paragraph-rsid="039cf227"/>
    </style:style>
    <style:style style:name="P16" style:family="paragraph" style:parent-style-name="Text_20_body">
      <style:text-properties officeooo:rsid="03adbeb0" officeooo:paragraph-rsid="03adbeb0"/>
    </style:style>
    <style:style style:name="P17" style:family="paragraph" style:parent-style-name="Text_20_body">
      <style:text-properties officeooo:paragraph-rsid="03adbeb0"/>
    </style:style>
    <style:style style:name="P18" style:family="paragraph" style:parent-style-name="Heading_20_4">
      <style:text-properties officeooo:paragraph-rsid="03adbeb0"/>
    </style:style>
    <style:style style:name="P19" style:family="paragraph" style:parent-style-name="Text_20_body">
      <style:text-properties officeooo:rsid="03b0d202" officeooo:paragraph-rsid="03b0d202"/>
    </style:style>
    <style:style style:name="P20" style:family="paragraph" style:parent-style-name="Contents_20_1">
      <style:paragraph-properties>
        <style:tab-stops>
          <style:tab-stop style:position="7.4807in" style:type="right" style:leader-style="dotted" style:leader-text="."/>
        </style:tab-stops>
      </style:paragraph-properties>
    </style:style>
    <style:style style:name="P21" style:family="paragraph" style:parent-style-name="Contents_20_2">
      <style:paragraph-properties>
        <style:tab-stops>
          <style:tab-stop style:position="7.2839in" style:type="right" style:leader-style="dotted" style:leader-text="."/>
        </style:tab-stops>
      </style:paragraph-properties>
    </style:style>
    <style:style style:name="P22" style:family="paragraph" style:parent-style-name="Contents_20_3">
      <style:paragraph-properties>
        <style:tab-stops>
          <style:tab-stop style:position="7.0874in" style:type="right" style:leader-style="dotted" style:leader-text="."/>
        </style:tab-stops>
      </style:paragraph-properties>
    </style:style>
    <style:style style:name="P23" style:family="paragraph" style:parent-style-name="Contents_20_4">
      <style:paragraph-properties>
        <style:tab-stops>
          <style:tab-stop style:position="6.8909in" style:type="right" style:leader-style="dotted" style:leader-text="."/>
        </style:tab-stops>
      </style:paragraph-properties>
    </style:style>
    <style:style style:name="P24" style:family="paragraph" style:parent-style-name="Contents_20_5">
      <style:paragraph-properties>
        <style:tab-stops>
          <style:tab-stop style:position="6.6945in" style:type="right" style:leader-style="dotted" style:leader-text="."/>
        </style:tab-stops>
      </style:paragraph-properties>
    </style:style>
    <style:style style:name="P25" style:family="paragraph" style:parent-style-name="Contents_20_6">
      <style:paragraph-properties>
        <style:tab-stops>
          <style:tab-stop style:position="6.498in" style:type="right" style:leader-style="dotted" style:leader-text="."/>
        </style:tab-stops>
      </style:paragraph-properties>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b0d202"/>
    </style:style>
    <style:style style:name="P27" style:family="paragraph" style:parent-style-name="Heading_20_4">
      <style:text-properties officeooo:paragraph-rsid="03b6e07e"/>
    </style:style>
    <style:style style:name="P28" style:family="paragraph" style:parent-style-name="Horizontal_20_Line">
      <style:text-properties officeooo:paragraph-rsid="03b6e07e"/>
    </style:style>
    <style:style style:name="P29" style:family="paragraph" style:parent-style-name="Text_20_body">
      <style:text-properties officeooo:paragraph-rsid="03b6e07e"/>
    </style:style>
    <style:style style:name="P30" style:family="paragraph" style:parent-style-name="Heading_20_4">
      <style:text-properties officeooo:paragraph-rsid="03b73da9"/>
    </style:style>
    <style:style style:name="P31" style:family="paragraph" style:parent-style-name="Horizontal_20_Line">
      <style:text-properties officeooo:paragraph-rsid="03b73da9"/>
    </style:style>
    <style:style style:name="P32" style:family="paragraph" style:parent-style-name="Text_20_body">
      <style:text-properties officeooo:paragraph-rsid="03b73da9"/>
    </style:style>
    <style:style style:name="P33" style:family="paragraph" style:parent-style-name="Contents_20_1">
      <style:paragraph-properties>
        <style:tab-stops>
          <style:tab-stop style:position="7.4807in" style:type="right" style:leader-style="dotted" style:leader-text="."/>
        </style:tab-stops>
      </style:paragraph-properties>
    </style:style>
    <style:style style:name="P34" style:family="paragraph" style:parent-style-name="Contents_20_2">
      <style:paragraph-properties>
        <style:tab-stops>
          <style:tab-stop style:position="7.2839in" style:type="right" style:leader-style="dotted" style:leader-text="."/>
        </style:tab-stops>
      </style:paragraph-properties>
    </style:style>
    <style:style style:name="P35" style:family="paragraph" style:parent-style-name="Contents_20_3">
      <style:paragraph-properties>
        <style:tab-stops>
          <style:tab-stop style:position="7.0874in" style:type="right" style:leader-style="dotted" style:leader-text="."/>
        </style:tab-stops>
      </style:paragraph-properties>
    </style:style>
    <style:style style:name="P36" style:family="paragraph" style:parent-style-name="Contents_20_4">
      <style:paragraph-properties>
        <style:tab-stops>
          <style:tab-stop style:position="6.8909in" style:type="right" style:leader-style="dotted" style:leader-text="."/>
        </style:tab-stops>
      </style:paragraph-properties>
    </style:style>
    <style:style style:name="P37" style:family="paragraph" style:parent-style-name="Contents_20_5">
      <style:paragraph-properties>
        <style:tab-stops>
          <style:tab-stop style:position="6.6945in" style:type="right" style:leader-style="dotted" style:leader-text="."/>
        </style:tab-stops>
      </style:paragraph-properties>
    </style:style>
    <style:style style:name="P38" style:family="paragraph" style:parent-style-name="Contents_20_6">
      <style:paragraph-properties>
        <style:tab-stops>
          <style:tab-stop style:position="6.498in" style:type="right" style:leader-style="dotted" style:leader-text="."/>
        </style:tab-stops>
      </style:paragraph-properties>
    </style:style>
    <style:style style:name="P39" style:family="paragraph" style:parent-style-name="Heading_20_1">
      <style:paragraph-properties fo:margin-top="0in" fo:margin-bottom="0in"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officeooo:paragraph-rsid="035f80d2"/>
    </style:style>
    <style:style style:name="P41" style:family="paragraph" style:parent-style-name="Heading_20_2">
      <style:text-properties officeooo:paragraph-rsid="03adbeb0"/>
    </style:style>
    <style:style style:name="P42" style:family="paragraph" style:parent-style-name="Heading_20_2">
      <style:text-properties officeooo:paragraph-rsid="03b6e07e"/>
    </style:style>
    <style:style style:name="P43" style:family="paragraph" style:parent-style-name="Heading_20_2">
      <style:text-properties style:font-name="Albany" fo:font-size="16.1000003814697pt" fo:font-weight="bold" officeooo:rsid="03ab277e" officeooo:paragraph-rsid="03b73da9"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officeooo:paragraph-rsid="03b73da9"/>
    </style:style>
    <style:style style:name="P45" style:family="paragraph" style:parent-style-name="Heading_20_3">
      <style:text-properties officeooo:paragraph-rsid="03adbeb0"/>
    </style:style>
    <style:style style:name="P46" style:family="paragraph" style:parent-style-name="Heading_20_3">
      <style:text-properties officeooo:paragraph-rsid="039cf227"/>
    </style:style>
    <style:style style:name="P47" style:family="paragraph" style:parent-style-name="Heading_20_3">
      <style:text-properties officeooo:paragraph-rsid="03b6e07e"/>
    </style:style>
    <style:style style:name="P48" style:family="paragraph" style:parent-style-name="Heading_20_3">
      <style:text-properties officeooo:paragraph-rsid="03b73da9"/>
    </style:style>
    <style:style style:name="P49" style:family="paragraph" style:parent-style-name="Heading_20_5">
      <style:text-properties style:font-name="Albany" fo:font-size="11.8999996185303pt" fo:font-weight="bold" officeooo:rsid="03b0d202" officeooo:paragraph-rsid="03b0d202" style:font-name-asian="Microsoft YaHei" style:font-size-asian="11.8999996185303pt" style:font-weight-asian="bold" style:font-name-complex="Mangal1" style:font-size-complex="11.8999996185303pt" style:font-weight-complex="bold"/>
    </style:style>
    <style:style style:name="P50" style:family="paragraph" style:parent-style-name="Heading_20_5">
      <style:text-properties officeooo:paragraph-rsid="03b6e07e"/>
    </style:style>
    <style:style style:name="P51" style:family="paragraph" style:parent-style-name="Heading_20_6">
      <style:text-properties officeooo:paragraph-rsid="03b0d202"/>
    </style:style>
    <style:style style:name="T1" style:family="text">
      <style:text-properties fo:font-size="10pt" officeooo:rsid="001a177c" style:font-size-asian="10pt" style:font-size-complex="10pt"/>
    </style:style>
    <style:style style:name="T2" style:family="text">
      <style:text-properties fo:font-size="10pt" officeooo:rsid="03b56191"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b41157" style:font-size-asian="10pt" style:font-size-complex="10pt"/>
    </style:style>
    <style:style style:name="T5" style:family="text">
      <style:text-properties fo:font-size="10pt" officeooo:rsid="038d7ff9" style:font-size-asian="10pt" style:font-size-complex="10pt"/>
    </style:style>
    <style:style style:name="T6" style:family="text">
      <style:text-properties fo:font-size="10pt" officeooo:rsid="03b9926f" style:font-size-asian="10pt" style:font-size-complex="10pt"/>
    </style:style>
    <style:style style:name="T7" style:family="text">
      <style:text-properties fo:font-size="10pt" officeooo:rsid="03971008"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b8c7bd"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978c85"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1.8999996185303pt" fo:font-style="italic" fo:font-weight="bold" officeooo:rsid="03b0d202" style:font-name-asian="Microsoft YaHei" style:font-size-asian="11.8999996185303pt" style:font-style-asian="italic" style:font-weight-asian="bold" style:font-name-complex="Mangal1" style:font-size-complex="11.8999996185303pt" style:font-style-complex="italic" style:font-weight-complex="bold"/>
    </style:style>
    <style:style style:name="T16" style:family="text">
      <style:text-properties officeooo:rsid="00a7279d"/>
    </style:style>
    <style:style style:name="T17" style:family="text">
      <style:text-properties officeooo:rsid="039831bb"/>
    </style:style>
    <style:style style:name="T18" style:family="text">
      <style:text-properties officeooo:rsid="039a17da"/>
    </style:style>
    <style:style style:name="T19" style:family="text">
      <style:text-properties officeooo:rsid="03a33e90"/>
    </style:style>
    <style:style style:name="T20" style:family="text">
      <style:text-properties officeooo:rsid="03adbeb0"/>
    </style:style>
    <style:style style:name="T21" style:family="text">
      <style:text-properties officeooo:rsid="03b41157"/>
    </style:style>
    <style:style style:name="T22" style:family="text">
      <style:text-properties officeooo:rsid="03b78d19"/>
    </style:style>
    <style:style style:name="T23" style:family="text">
      <style:text-properties officeooo:rsid="03bb0a05"/>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4" draw:name="Bild32" text:anchor-type="char" svg:width="0.3272in" svg:height="0.3272in" draw:z-index="12"><draw:image xlink:href="Pictures/1000000100000080000000802F260AA07D3ACAE1.png" xlink:type="simple" xlink:show="embed" xlink:actuate="onLoad" draw:mime-type="image/png"/></draw:frame></text:p>
          </table:table-cell>
          <table:table-cell table:style-name="Tabelle10.B1" office:value-type="string">
            <text:p text:style-name="P26"><text:s/>1<text:span text:style-name="T21">0</text:span>.1.1<text:span text:style-name="T23">1</text:span> Editors - Compositor Editor - Header - Add Menu - <text:span text:style-name="T22">Mask</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3"><text:a xlink:type="simple" xlink:href="#__RefHeading___Toc9731_2334785218" text:style-name="Index_20_Link" text:visited-style-name="Index_20_Link">Detailed table of content<text:tab/>1</text:a></text:p>
          <text:p text:style-name="P33"><text:a xlink:type="simple" xlink:href="#__RefHeading___Toc1324_2343488134" text:style-name="Index_20_Link" text:visited-style-name="Index_20_Link">Add menu - Matte<text:tab/>3</text:a></text:p>
          <text:p text:style-name="P34"><text:a xlink:type="simple" xlink:href="#__RefHeading___Toc1796_39536270431" text:style-name="Index_20_Link" text:visited-style-name="Index_20_Link">Cryptomatte<text:tab/>3</text:a></text:p>
          <text:p text:style-name="P34"><text:a xlink:type="simple" xlink:href="#__RefHeading___Toc1796_3953627043" text:style-name="Index_20_Link" text:visited-style-name="Index_20_Link">Cryptomatte (Legacy)<text:tab/>5</text:a></text:p>
          <text:p text:style-name="P34"><text:a xlink:type="simple" xlink:href="#__RefHeading___Toc1786_3953627043" text:style-name="Index_20_Link" text:visited-style-name="Index_20_Link">Box Mask<text:tab/>6</text:a></text:p>
          <text:p text:style-name="P34"><text:a xlink:type="simple" xlink:href="#__RefHeading___Toc1666_3220521599" text:style-name="Index_20_Link" text:visited-style-name="Index_20_Link">Ellipse Mask<text:tab/>8</text:a></text:p>
          <text:p text:style-name="P34"><text:a xlink:type="simple" xlink:href="#__RefHeading___Toc1694_3220521599" text:style-name="Index_20_Link" text:visited-style-name="Index_20_Link">Double Edge Mask<text:tab/>9</text:a></text:p>
          <text:p text:style-name="P34"><text:a xlink:type="simple" xlink:href="#__RefHeading___Toc1115_1009616439" text:style-name="Index_20_Link" text:visited-style-name="Index_20_Link">ID Mask<text:tab/>10</text:a></text:p>
        </text:index-body>
      </text:table-of-content>
      <text:p text:style-name="P9"/>
      <table:table table:name="Tabelle4" table:style-name="Tabelle4">
        <table:table-column table:style-name="Tabelle4.A"/>
        <table:table-row>
          <table:table-cell table:style-name="Tabelle4.A1" office:value-type="string">
            <text:h text:style-name="P39" text:outline-level="1"><text:bookmark-start text:name="__RefHeading___Toc9731_2334785218"/>D<text:span text:style-name="T16">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3"><text:a xlink:type="simple" xlink:href="#__RefHeading___Toc9731_2334785218" text:style-name="Index_20_Link" text:visited-style-name="Index_20_Link">Detailed table of content<text:tab/>1</text:a></text:p>
          <text:p text:style-name="P33"><text:a xlink:type="simple" xlink:href="#__RefHeading___Toc1324_2343488134" text:style-name="Index_20_Link" text:visited-style-name="Index_20_Link">Add menu - Matte<text:tab/>3</text:a></text:p>
          <text:p text:style-name="P34"><text:a xlink:type="simple" xlink:href="#__RefHeading___Toc1796_39536270431" text:style-name="Index_20_Link" text:visited-style-name="Index_20_Link">Cryptomatte<text:tab/>3</text:a></text:p>
          <text:p text:style-name="P35"><text:a xlink:type="simple" xlink:href="#__RefHeading___Toc1607_32205215991" text:style-name="Index_20_Link" text:visited-style-name="Index_20_Link">Usage<text:tab/>4</text:a></text:p>
          <text:p text:style-name="P35"><text:a xlink:type="simple" xlink:href="#__RefHeading___Toc1611_32205215991" text:style-name="Index_20_Link" text:visited-style-name="Index_20_Link">Inputs<text:tab/>4</text:a></text:p>
          <text:p text:style-name="P36"><text:a xlink:type="simple" xlink:href="#__RefHeading___Toc1613_32205215991" text:style-name="Index_20_Link" text:visited-style-name="Index_20_Link">Image<text:tab/>4</text:a></text:p>
          <text:p text:style-name="P35"><text:a xlink:type="simple" xlink:href="#__RefHeading___Toc1617_32205215991" text:style-name="Index_20_Link" text:visited-style-name="Index_20_Link">Properties<text:tab/>4</text:a></text:p>
          <text:p text:style-name="P36"><text:a xlink:type="simple" xlink:href="#__RefHeading___Toc2832_2272721201" text:style-name="Index_20_Link" text:visited-style-name="Index_20_Link">Render / Image<text:tab/>4</text:a></text:p>
          <text:p text:style-name="P37"><text:a xlink:type="simple" xlink:href="#__RefHeading___Toc2834_2272721201" text:style-name="Index_20_Link" text:visited-style-name="Index_20_Link">Render<text:tab/>4</text:a></text:p>
          <text:p text:style-name="P38"><text:a xlink:type="simple" xlink:href="#__RefHeading___Toc2836_2272721201" text:style-name="Index_20_Link" text:visited-style-name="Index_20_Link">Scene Property<text:tab/>4</text:a></text:p>
          <text:p text:style-name="P38"><text:a xlink:type="simple" xlink:href="#__RefHeading___Toc2838_2272721201" text:style-name="Index_20_Link" text:visited-style-name="Index_20_Link">Cryptomatte Layer<text:tab/>4</text:a></text:p>
          <text:p text:style-name="P37"><text:a xlink:type="simple" xlink:href="#__RefHeading___Toc2840_2272721201" text:style-name="Index_20_Link" text:visited-style-name="Index_20_Link">Image<text:tab/>4</text:a></text:p>
          <text:p text:style-name="P38"><text:a xlink:type="simple" xlink:href="#__RefHeading___Toc2842_2272721201" text:style-name="Index_20_Link" text:visited-style-name="Index_20_Link">Image Property<text:tab/>4</text:a></text:p>
          <text:p text:style-name="P38"><text:a xlink:type="simple" xlink:href="#__RefHeading___Toc2844_2272721201" text:style-name="Index_20_Link" text:visited-style-name="Index_20_Link">Cryptomatte Layer<text:tab/>4</text:a></text:p>
          <text:p text:style-name="P36"><text:a xlink:type="simple" xlink:href="#__RefHeading___Toc1621_32205215991" text:style-name="Index_20_Link" text:visited-style-name="Index_20_Link">Matte ID<text:tab/>5</text:a></text:p>
          <text:p text:style-name="P35"><text:a xlink:type="simple" xlink:href="#__RefHeading___Toc1623_32205215991" text:style-name="Index_20_Link" text:visited-style-name="Index_20_Link">Outputs<text:tab/>5</text:a></text:p>
          <text:p text:style-name="P36"><text:a xlink:type="simple" xlink:href="#__RefHeading___Toc1625_32205215991" text:style-name="Index_20_Link" text:visited-style-name="Index_20_Link">Image<text:tab/>5</text:a></text:p>
          <text:p text:style-name="P36"><text:a xlink:type="simple" xlink:href="#__RefHeading___Toc1627_32205215991" text:style-name="Index_20_Link" text:visited-style-name="Index_20_Link">Matte<text:tab/>5</text:a></text:p>
          <text:p text:style-name="P36"><text:a xlink:type="simple" xlink:href="#__RefHeading___Toc1629_32205215991" text:style-name="Index_20_Link" text:visited-style-name="Index_20_Link">Pick<text:tab/>5</text:a></text:p>
          <text:p text:style-name="P34"><text:a xlink:type="simple" xlink:href="#__RefHeading___Toc1796_3953627043" text:style-name="Index_20_Link" text:visited-style-name="Index_20_Link">Cryptomatte (Legacy)<text:tab/>5</text:a></text:p>
          <text:p text:style-name="P35"><text:a xlink:type="simple" xlink:href="#__RefHeading___Toc1607_3220521599" text:style-name="Index_20_Link" text:visited-style-name="Index_20_Link">Usage<text:tab/>5</text:a></text:p>
          <text:p text:style-name="P36"><text:a xlink:type="simple" xlink:href="#__RefHeading___Toc1609_3220521599" text:style-name="Index_20_Link" text:visited-style-name="Index_20_Link">Adding/Removing Layers<text:tab/>6</text:a></text:p>
          <text:p text:style-name="P35"><text:a xlink:type="simple" xlink:href="#__RefHeading___Toc1611_3220521599" text:style-name="Index_20_Link" text:visited-style-name="Index_20_Link">Inputs<text:tab/>6</text:a></text:p>
          <text:p text:style-name="P36"><text:a xlink:type="simple" xlink:href="#__RefHeading___Toc1613_3220521599" text:style-name="Index_20_Link" text:visited-style-name="Index_20_Link">Image<text:tab/>6</text:a></text:p>
          <text:p text:style-name="P36"><text:a xlink:type="simple" xlink:href="#__RefHeading___Toc1615_3220521599" text:style-name="Index_20_Link" text:visited-style-name="Index_20_Link">Crypto Passes<text:tab/>6</text:a></text:p>
          <text:p text:style-name="P35"><text:a xlink:type="simple" xlink:href="#__RefHeading___Toc1617_3220521599" text:style-name="Index_20_Link" text:visited-style-name="Index_20_Link">Properties<text:tab/>6</text:a></text:p>
          <text:p text:style-name="P36"><text:a xlink:type="simple" xlink:href="#__RefHeading___Toc1619_3220521599" text:style-name="Index_20_Link" text:visited-style-name="Index_20_Link">Add/Remove<text:tab/>6</text:a></text:p>
          <text:p text:style-name="P36"><text:a xlink:type="simple" xlink:href="#__RefHeading___Toc1621_3220521599" text:style-name="Index_20_Link" text:visited-style-name="Index_20_Link">Matte ID<text:tab/>6</text:a></text:p>
          <text:p text:style-name="P35"><text:a xlink:type="simple" xlink:href="#__RefHeading___Toc1623_3220521599" text:style-name="Index_20_Link" text:visited-style-name="Index_20_Link">Outputs<text:tab/>6</text:a></text:p>
          <text:p text:style-name="P36"><text:a xlink:type="simple" xlink:href="#__RefHeading___Toc1625_3220521599" text:style-name="Index_20_Link" text:visited-style-name="Index_20_Link">Image<text:tab/>6</text:a></text:p>
          <text:p text:style-name="P36"><text:a xlink:type="simple" xlink:href="#__RefHeading___Toc1627_3220521599" text:style-name="Index_20_Link" text:visited-style-name="Index_20_Link">Matte<text:tab/>6</text:a></text:p>
          <text:p text:style-name="P36"><text:a xlink:type="simple" xlink:href="#__RefHeading___Toc1629_3220521599" text:style-name="Index_20_Link" text:visited-style-name="Index_20_Link">Pick<text:tab/>6</text:a></text:p>
          <text:p text:style-name="P34"><text:a xlink:type="simple" xlink:href="#__RefHeading___Toc1786_3953627043" text:style-name="Index_20_Link" text:visited-style-name="Index_20_Link">Box Mask<text:tab/>6</text:a></text:p>
          <text:p text:style-name="P35"><text:a xlink:type="simple" xlink:href="#__RefHeading___Toc1798_3953627043" text:style-name="Index_20_Link" text:visited-style-name="Index_20_Link"><text:soft-page-break/>Inputs<text:tab/>6</text:a></text:p>
          <text:p text:style-name="P36"><text:a xlink:type="simple" xlink:href="#__RefHeading___Toc1800_3953627043" text:style-name="Index_20_Link" text:visited-style-name="Index_20_Link">Mask<text:tab/>6</text:a></text:p>
          <text:p text:style-name="P36"><text:a xlink:type="simple" xlink:href="#__RefHeading___Toc1802_3953627043" text:style-name="Index_20_Link" text:visited-style-name="Index_20_Link">Value<text:tab/>7</text:a></text:p>
          <text:p text:style-name="P35"><text:a xlink:type="simple" xlink:href="#__RefHeading___Toc1804_3953627043" text:style-name="Index_20_Link" text:visited-style-name="Index_20_Link">Properties<text:tab/>7</text:a></text:p>
          <text:p text:style-name="P36"><text:a xlink:type="simple" xlink:href="#__RefHeading___Toc1806_3953627043" text:style-name="Index_20_Link" text:visited-style-name="Index_20_Link">X, Y<text:tab/>7</text:a></text:p>
          <text:p text:style-name="P36"><text:a xlink:type="simple" xlink:href="#__RefHeading___Toc1808_3953627043" text:style-name="Index_20_Link" text:visited-style-name="Index_20_Link">Width<text:tab/>7</text:a></text:p>
          <text:p text:style-name="P36"><text:a xlink:type="simple" xlink:href="#__RefHeading___Toc1810_3953627043" text:style-name="Index_20_Link" text:visited-style-name="Index_20_Link">Height<text:tab/>7</text:a></text:p>
          <text:p text:style-name="P36"><text:a xlink:type="simple" xlink:href="#__RefHeading___Toc1812_3953627043" text:style-name="Index_20_Link" text:visited-style-name="Index_20_Link">Rotation<text:tab/>7</text:a></text:p>
          <text:p text:style-name="P36"><text:a xlink:type="simple" xlink:href="#__RefHeading___Toc1814_3953627043" text:style-name="Index_20_Link" text:visited-style-name="Index_20_Link">Mask Type<text:tab/>7</text:a></text:p>
          <text:p text:style-name="P37"><text:a xlink:type="simple" xlink:href="#__RefHeading___Toc1816_3953627043" text:style-name="Index_20_Link" text:visited-style-name="Index_20_Link">Add<text:tab/>7</text:a></text:p>
          <text:p text:style-name="P37"><text:a xlink:type="simple" xlink:href="#__RefHeading___Toc1818_3953627043" text:style-name="Index_20_Link" text:visited-style-name="Index_20_Link">Subtract<text:tab/>7</text:a></text:p>
          <text:p text:style-name="P37"><text:a xlink:type="simple" xlink:href="#__RefHeading___Toc1820_3953627043" text:style-name="Index_20_Link" text:visited-style-name="Index_20_Link">Not<text:tab/>7</text:a></text:p>
          <text:p text:style-name="P35"><text:a xlink:type="simple" xlink:href="#__RefHeading___Toc1822_3953627043" text:style-name="Index_20_Link" text:visited-style-name="Index_20_Link">Outputs<text:tab/>7</text:a></text:p>
          <text:p text:style-name="P36"><text:a xlink:type="simple" xlink:href="#__RefHeading___Toc1824_3953627043" text:style-name="Index_20_Link" text:visited-style-name="Index_20_Link">Mask<text:tab/>7</text:a></text:p>
          <text:p text:style-name="P34"><text:a xlink:type="simple" xlink:href="#__RefHeading___Toc1666_3220521599" text:style-name="Index_20_Link" text:visited-style-name="Index_20_Link">Ellipse Mask<text:tab/>8</text:a></text:p>
          <text:p text:style-name="P35"><text:a xlink:type="simple" xlink:href="#__RefHeading___Toc1720_3220521599" text:style-name="Index_20_Link" text:visited-style-name="Index_20_Link">Inputs<text:tab/>8</text:a></text:p>
          <text:p text:style-name="P36"><text:a xlink:type="simple" xlink:href="#__RefHeading___Toc1722_3220521599" text:style-name="Index_20_Link" text:visited-style-name="Index_20_Link">Mask<text:tab/>8</text:a></text:p>
          <text:p text:style-name="P36"><text:a xlink:type="simple" xlink:href="#__RefHeading___Toc1724_3220521599" text:style-name="Index_20_Link" text:visited-style-name="Index_20_Link">Value<text:tab/>8</text:a></text:p>
          <text:p text:style-name="P35"><text:a xlink:type="simple" xlink:href="#__RefHeading___Toc1726_3220521599" text:style-name="Index_20_Link" text:visited-style-name="Index_20_Link">Properties<text:tab/>8</text:a></text:p>
          <text:p text:style-name="P36"><text:a xlink:type="simple" xlink:href="#__RefHeading___Toc1728_3220521599" text:style-name="Index_20_Link" text:visited-style-name="Index_20_Link">X, Y<text:tab/>8</text:a></text:p>
          <text:p text:style-name="P36"><text:a xlink:type="simple" xlink:href="#__RefHeading___Toc1730_3220521599" text:style-name="Index_20_Link" text:visited-style-name="Index_20_Link">Width<text:tab/>8</text:a></text:p>
          <text:p text:style-name="P36"><text:a xlink:type="simple" xlink:href="#__RefHeading___Toc1732_3220521599" text:style-name="Index_20_Link" text:visited-style-name="Index_20_Link">Height<text:tab/>8</text:a></text:p>
          <text:p text:style-name="P36"><text:a xlink:type="simple" xlink:href="#__RefHeading___Toc1734_3220521599" text:style-name="Index_20_Link" text:visited-style-name="Index_20_Link">Rotation<text:tab/>8</text:a></text:p>
          <text:p text:style-name="P36"><text:a xlink:type="simple" xlink:href="#__RefHeading___Toc1736_3220521599" text:style-name="Index_20_Link" text:visited-style-name="Index_20_Link">Mask Type<text:tab/>8</text:a></text:p>
          <text:p text:style-name="P37"><text:a xlink:type="simple" xlink:href="#__RefHeading___Toc1738_3220521599" text:style-name="Index_20_Link" text:visited-style-name="Index_20_Link">Add<text:tab/>8</text:a></text:p>
          <text:p text:style-name="P37"><text:a xlink:type="simple" xlink:href="#__RefHeading___Toc1740_3220521599" text:style-name="Index_20_Link" text:visited-style-name="Index_20_Link">Subtract<text:tab/>8</text:a></text:p>
          <text:p text:style-name="P37"><text:a xlink:type="simple" xlink:href="#__RefHeading___Toc1742_3220521599" text:style-name="Index_20_Link" text:visited-style-name="Index_20_Link">Multiply<text:tab/>8</text:a></text:p>
          <text:p text:style-name="P37"><text:a xlink:type="simple" xlink:href="#__RefHeading___Toc1744_3220521599" text:style-name="Index_20_Link" text:visited-style-name="Index_20_Link">Not<text:tab/>9</text:a></text:p>
          <text:p text:style-name="P35"><text:a xlink:type="simple" xlink:href="#__RefHeading___Toc1746_3220521599" text:style-name="Index_20_Link" text:visited-style-name="Index_20_Link">Outputs<text:tab/>9</text:a></text:p>
          <text:p text:style-name="P36"><text:a xlink:type="simple" xlink:href="#__RefHeading___Toc1748_3220521599" text:style-name="Index_20_Link" text:visited-style-name="Index_20_Link">Mask<text:tab/>9</text:a></text:p>
          <text:p text:style-name="P34"><text:a xlink:type="simple" xlink:href="#__RefHeading___Toc1694_3220521599" text:style-name="Index_20_Link" text:visited-style-name="Index_20_Link">Double Edge Mask<text:tab/>9</text:a></text:p>
          <text:p text:style-name="P35"><text:a xlink:type="simple" xlink:href="#__RefHeading___Toc1696_3220521599" text:style-name="Index_20_Link" text:visited-style-name="Index_20_Link">Inputs<text:tab/>9</text:a></text:p>
          <text:p text:style-name="P36"><text:a xlink:type="simple" xlink:href="#__RefHeading___Toc1698_3220521599" text:style-name="Index_20_Link" text:visited-style-name="Index_20_Link">Inner Mask<text:tab/>9</text:a></text:p>
          <text:p text:style-name="P36"><text:a xlink:type="simple" xlink:href="#__RefHeading___Toc1700_3220521599" text:style-name="Index_20_Link" text:visited-style-name="Index_20_Link">Outer Mask<text:tab/>9</text:a></text:p>
          <text:p text:style-name="P35"><text:a xlink:type="simple" xlink:href="#__RefHeading___Toc1702_3220521599" text:style-name="Index_20_Link" text:visited-style-name="Index_20_Link">Properties<text:tab/>9</text:a></text:p>
          <text:p text:style-name="P36"><text:a xlink:type="simple" xlink:href="#__RefHeading___Toc1704_3220521599" text:style-name="Index_20_Link" text:visited-style-name="Index_20_Link">Inner Edge<text:tab/>9</text:a></text:p>
          <text:p text:style-name="P37"><text:a xlink:type="simple" xlink:href="#__RefHeading___Toc1706_3220521599" text:style-name="Index_20_Link" text:visited-style-name="Index_20_Link">All<text:tab/>9</text:a></text:p>
          <text:p text:style-name="P37"><text:a xlink:type="simple" xlink:href="#__RefHeading___Toc1708_3220521599" text:style-name="Index_20_Link" text:visited-style-name="Index_20_Link">Adjacent Only<text:tab/>9</text:a></text:p>
          <text:p text:style-name="P36"><text:a xlink:type="simple" xlink:href="#__RefHeading___Toc1710_3220521599" text:style-name="Index_20_Link" text:visited-style-name="Index_20_Link">Buffer Edge<text:tab/>9</text:a></text:p>
          <text:p text:style-name="P37"><text:a xlink:type="simple" xlink:href="#__RefHeading___Toc1712_3220521599" text:style-name="Index_20_Link" text:visited-style-name="Index_20_Link">Keep In<text:tab/>9</text:a></text:p>
          <text:p text:style-name="P37"><text:a xlink:type="simple" xlink:href="#__RefHeading___Toc1714_3220521599" text:style-name="Index_20_Link" text:visited-style-name="Index_20_Link">Bleed Out<text:tab/>10</text:a></text:p>
          <text:p text:style-name="P35"><text:a xlink:type="simple" xlink:href="#__RefHeading___Toc1716_3220521599" text:style-name="Index_20_Link" text:visited-style-name="Index_20_Link">Outputs<text:tab/>10</text:a></text:p>
          <text:p text:style-name="P36"><text:a xlink:type="simple" xlink:href="#__RefHeading___Toc1718_3220521599" text:style-name="Index_20_Link" text:visited-style-name="Index_20_Link">Mask<text:tab/>10</text:a></text:p>
          <text:p text:style-name="P34"><text:a xlink:type="simple" xlink:href="#__RefHeading___Toc1115_1009616439" text:style-name="Index_20_Link" text:visited-style-name="Index_20_Link">ID Mask<text:tab/>10</text:a></text:p>
          <text:p text:style-name="P35"><text:a xlink:type="simple" xlink:href="#__RefHeading___Toc7755_3093805854" text:style-name="Index_20_Link" text:visited-style-name="Index_20_Link">Inputs<text:tab/>10</text:a></text:p>
          <text:p text:style-name="P36"><text:a xlink:type="simple" xlink:href="#__RefHeading___Toc7757_3093805854" text:style-name="Index_20_Link" text:visited-style-name="Index_20_Link">ID value<text:tab/>10</text:a></text:p>
          <text:p text:style-name="P35"><text:a xlink:type="simple" xlink:href="#__RefHeading___Toc7759_3093805854" text:style-name="Index_20_Link" text:visited-style-name="Index_20_Link">Properties<text:tab/>10</text:a></text:p>
          <text:p text:style-name="P36"><text:a xlink:type="simple" xlink:href="#__RefHeading___Toc7761_3093805854" text:style-name="Index_20_Link" text:visited-style-name="Index_20_Link">Index<text:tab/>10</text:a></text:p>
          <text:p text:style-name="P36"><text:a xlink:type="simple" xlink:href="#__RefHeading___Toc7763_3093805854" text:style-name="Index_20_Link" text:visited-style-name="Index_20_Link">Anti-Aliased<text:tab/>10</text:a></text:p>
          <text:p text:style-name="P35"><text:a xlink:type="simple" xlink:href="#__RefHeading___Toc7765_3093805854" text:style-name="Index_20_Link" text:visited-style-name="Index_20_Link">Outputs<text:tab/>10</text:a></text:p>
          <text:p text:style-name="P36"><text:a xlink:type="simple" xlink:href="#__RefHeading___Toc7767_3093805854" text:style-name="Index_20_Link" text:visited-style-name="Index_20_Link">Alpha<text:tab/>10</text:a></text:p>
          <text:p text:style-name="P35"><text:a xlink:type="simple" xlink:href="#__RefHeading___Toc7769_3093805854" text:style-name="Index_20_Link" text:visited-style-name="Index_20_Link">Setup<text:tab/>10</text:a></text:p>
        </text:index-body>
      </text:table-of-content>
      <text:p text:style-name="P8"/>
      <text:p text:style-name="P3"><text:soft-page-break/></text:p>
      <text:p text:style-name="P6"/>
      <text:p text:style-name="P5"/>
      <table:table table:name="Tabelle3" table:style-name="Tabelle3">
        <table:table-column table:style-name="Tabelle3.A"/>
        <table:table-row>
          <table:table-cell table:style-name="Tabelle3.A1" office:value-type="string">
            <text:h text:style-name="P40" text:outline-level="1"><text:bookmark-start text:name="__RefHeading___Toc1324_2343488134"/><text:span text:style-name="T12">A</text:span><text:span text:style-name="T13">dd</text:span><text:span text:style-name="T11"> menu - </text:span><text:span text:style-name="T13">M</text:span><text:span text:style-name="T14">atte</text:span><text:bookmark-end text:name="__RefHeading___Toc1324_2343488134"/></text:h>
          </table:table-cell>
        </table:table-row>
      </table:table>
      <text:p text:style-name="P4"><draw:frame draw:style-name="fr2" draw:name="Bild2" text:anchor-type="paragraph" svg:y="0.1598in" svg:width="1.9217in" svg:height="2.1063in" draw:z-index="0"><draw:image xlink:href="Pictures/10000001000001200000013C77B51C3DB7FE0575.png" xlink:type="simple" xlink:show="embed" xlink:actuate="onLoad" draw:mime-type="image/png"/></draw:frame></text:p>
      <text:p text:style-name="P12">These nodes give you the essential tools for creating a Matte for images that do not already have their own Alpha Channel. One usage scenario is blue-screen or green-screen footage, where live action is shot in front of a blue or green backdrop for replacement by a matte painting or virtual background.</text:p>
      <text:p text:style-name="P12">In general, hook up these nodes to a viewer, set your Image Editor to show the Viewer node, and play with the sliders in real-time using a sample image from the footage, to get the settings right. In some cases, small adjustments can eliminate artifacts or foreground image degradation. Taking out too much green can result in foreground actors looking flat or blueish/purplish.</text:p>
      <text:p text:style-name="P12">You can and should chain these nodes together, improving your masking and color correction in successive refinements, using each node’s strengths to operate on the previous node’s output. Keying Node is the closest to a “does-it-all” node for green screens, but the best results stem from a combination of techniques.</text:p>
      <text:p text:style-name="P13">Note<text:span text:style-name="T17">!</text:span></text:p>
      <text:p text:style-name="P12">Garbage Matte is not a node, but a technique selecting what to exclude from an image. It is a Mask used to identify content to be removed from an image that cannot be removed by an automatic process like chroma keying. It is used either to select specific content to be removed, or it is the inverse of a rough selection of the subject; removing everything else.</text:p>
      <text:p text:style-name="P12">Some nodes accept a garbage matte directly. For those that don’t, you can still apply one by subtracting the garbage matte from the matte generated by the node.</text:p>
      <text:p text:style-name="P12">Simple garbage mattes can be created with the Box Mask or the Ellipse Mask. More complicated matte shapes using a Double Edge Mask or using a Mask.</text:p>
      <text:p text:style-name="Horizontal_20_Line"/>
      <text:h text:style-name="P41" text:outline-level="2"><draw:frame draw:style-name="fr2" draw:name="Bild26" text:anchor-type="paragraph" svg:y="0.1598in" svg:width="1.1728in" svg:height="1.8862in" draw:z-index="6"><draw:image xlink:href="Pictures/10000001000000B00000011B6C54D53BEC8E0173.png" xlink:type="simple" xlink:show="embed" xlink:actuate="onLoad" draw:mime-type="image/png"/></draw:frame><text:bookmark-start text:name="__RefHeading___Toc1796_39536270431"/>Cryptomatte<text:bookmark-end text:name="__RefHeading___Toc1796_39536270431"/></text:h>
      <text:p text:style-name="P17">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7">Unlike the Material and Object Index passes, the objects to isolate are selected in compositing, and mattes will be anti-aliased and take into account effects like motion blur and transparency.</text:p>
      <text:p text:style-name="P17"/>
      <text:p text:style-name="P17"/>
      <text:p text:style-name="P17"><text:soft-page-break/></text:p>
      <text:p text:style-name="P17"/>
      <text:p text:style-name="P17"/>
      <text:h text:style-name="P45" text:outline-level="3"><draw:frame draw:style-name="fr3" draw:name="Bild27" text:anchor-type="paragraph" svg:y="0.1598in" svg:width="1.8583in" svg:height="2.661in" draw:z-index="7"><draw:image xlink:href="Pictures/10000001000001170000018FFD7FE7B324334EA9.png" xlink:type="simple" xlink:show="embed" xlink:actuate="onLoad" draw:mime-type="image/png"/></draw:frame><text:bookmark-start text:name="__RefHeading___Toc1607_32205215991"/>Usage<text:bookmark-end text:name="__RefHeading___Toc1607_32205215991"/></text:h>
      <text:p text:style-name="P17">Enable Cryptomatte Object render pass in the Passes panel, and render.</text:p>
      <text:p text:style-name="P17">In the compositing nodes, create a Cryptomatte node and link the Render Layer matching Image and Cryptomatte passes to it.</text:p>
      <text:p text:style-name="P17">Attach a Viewer node to the Pick output of the Cryptomatte node.</text:p>
      <text:p text:style-name="P17">Use the Cryptomatte Add/Remove button to sample objects in the Pick Viewer node.</text:p>
      <text:p text:style-name="P17">Use the Matte output of the Cryptomatte node to get the alpha mask.</text:p>
      <text:h text:style-name="P45" text:outline-level="3"><text:bookmark-start text:name="__RefHeading___Toc1611_32205215991"/>Inputs<text:bookmark-end text:name="__RefHeading___Toc1611_32205215991"/></text:h>
      <text:h text:style-name="P18" text:outline-level="4"><text:bookmark-start text:name="__RefHeading___Toc1613_32205215991"/>Image<text:bookmark-end text:name="__RefHeading___Toc1613_32205215991"/></text:h>
      <text:p text:style-name="P17">Standard image input.</text:p>
      <text:h text:style-name="P45" text:outline-level="3"><text:bookmark-start text:name="__RefHeading___Toc1617_32205215991"/>Properties<text:bookmark-end text:name="__RefHeading___Toc1617_32205215991"/></text:h>
      <text:h text:style-name="Heading_20_4" text:outline-level="4"><text:bookmark-start text:name="__RefHeading___Toc2832_2272721201"/>Render / Image<text:bookmark-end text:name="__RefHeading___Toc2832_2272721201"/></text:h>
      <text:p text:style-name="P16">Use the render result or an external image as the base image for cryptomatte.</text:p>
      <text:h text:style-name="Heading_20_5" text:outline-level="5"><draw:frame draw:style-name="fr3" draw:name="Bild28" text:anchor-type="paragraph" svg:y="0.1598in" svg:width="1.028in" svg:height="0.5783in" draw:z-index="8"><draw:image xlink:href="Pictures/100000010000009A000000575509D4105BD34FD5.png" xlink:type="simple" xlink:show="embed" xlink:actuate="onLoad" draw:mime-type="image/png"/></draw:frame><text:bookmark-start text:name="__RefHeading___Toc2834_2272721201"/>Render<text:bookmark-end text:name="__RefHeading___Toc2834_2272721201"/></text:h>
      <text:p text:style-name="Text_20_body">Use Cryptomatte data that are stored as part of the render.</text:p>
      <text:h text:style-name="Heading_20_6" text:outline-level="6"><text:bookmark-start text:name="__RefHeading___Toc2836_2272721201"/>Scene Property<text:bookmark-end text:name="__RefHeading___Toc2836_2272721201"/></text:h>
      <text:p text:style-name="P19">Pick the scene that you want to use.</text:p>
      <text:h text:style-name="Heading_20_6" text:outline-level="6"><draw:frame draw:style-name="fr3" draw:name="Bild29" text:anchor-type="paragraph" svg:y="0.1598in" svg:width="1.2874in" svg:height="0.6929in" draw:z-index="9"><draw:image xlink:href="Pictures/10000001000000C1000000682E68D942E38F1071.png" xlink:type="simple" xlink:show="embed" xlink:actuate="onLoad" draw:mime-type="image/png"/></draw:frame><text:bookmark-start text:name="__RefHeading___Toc2838_2272721201"/>Cryptomatte Layer<text:bookmark-end text:name="__RefHeading___Toc2838_2272721201"/></text:h>
      <text:p text:style-name="P19">Pick the cryptomatte layer that you want to use.</text:p>
      <text:p text:style-name="P19"/>
      <text:h text:style-name="P49" text:outline-level="5"><draw:frame draw:style-name="fr3" draw:name="Bild30" text:anchor-type="paragraph" svg:y="0.1598in" svg:width="1.028in" svg:height="0.5783in" draw:z-index="10"><draw:image xlink:href="Pictures/10000001000000900000005423E85862A40B15B6.png" xlink:type="simple" xlink:show="embed" xlink:actuate="onLoad" draw:mime-type="image/png"/></draw:frame><text:bookmark-start text:name="__RefHeading___Toc2840_2272721201"/>Image<text:bookmark-end text:name="__RefHeading___Toc2840_2272721201"/></text:h>
      <text:p text:style-name="Text_20_body">Use Cryptomatte data that are stored inside a multilayered OpenEXR image.</text:p>
      <text:h text:style-name="P51" text:outline-level="6"><text:bookmark-start text:name="__RefHeading___Toc2842_2272721201"/><text:span text:style-name="T15">Image</text:span> Property<text:bookmark-end text:name="__RefHeading___Toc2842_2272721201"/></text:h>
      <text:p text:style-name="P19">Pick the image that you want to use.</text:p>
      <text:h text:style-name="P51" text:outline-level="6"><draw:frame draw:style-name="fr3" draw:name="Bild31" text:anchor-type="paragraph" svg:y="0.1598in" svg:width="1.2319in" svg:height="0.2126in" draw:z-index="11"><draw:image xlink:href="Pictures/10000001000000B90000002098D1EB1086AF30DF.png" xlink:type="simple" xlink:show="embed" xlink:actuate="onLoad" draw:mime-type="image/png"/></draw:frame><text:bookmark-start text:name="__RefHeading___Toc2844_2272721201"/>Cryptomatte Layer<text:bookmark-end text:name="__RefHeading___Toc2844_2272721201"/></text:h>
      <text:p text:style-name="P19">Pick the cryptomatte layer that you want to use.</text:p>
      <text:h text:style-name="P18" text:outline-level="4"><text:bookmark-start text:name="__RefHeading___Toc1621_32205215991"/><text:soft-page-break/>Matte ID<text:bookmark-end text:name="__RefHeading___Toc1621_32205215991"/></text:h>
      <text:p text:style-name="P17">List of object and material crypto IDs to include in matte. This can be used for example to quickly clear all mattes by deleting the text or used to copy-and-paste crypto IDs from other software.</text:p>
      <text:h text:style-name="P45" text:outline-level="3"><text:bookmark-start text:name="__RefHeading___Toc1623_32205215991"/>Outputs<text:bookmark-end text:name="__RefHeading___Toc1623_32205215991"/></text:h>
      <text:h text:style-name="P18" text:outline-level="4"><text:bookmark-start text:name="__RefHeading___Toc1625_32205215991"/>Image<text:bookmark-end text:name="__RefHeading___Toc1625_32205215991"/></text:h>
      <text:p text:style-name="P17">A colored output of the input image with the matte applied to only include selected layers.</text:p>
      <text:h text:style-name="P18" text:outline-level="4"><text:bookmark-start text:name="__RefHeading___Toc1627_32205215991"/>Matte<text:bookmark-end text:name="__RefHeading___Toc1627_32205215991"/></text:h>
      <text:p text:style-name="P17">A black-and-white alpha mask of the all the selected crypto layers.</text:p>
      <text:h text:style-name="P18" text:outline-level="4"><text:bookmark-start text:name="__RefHeading___Toc1629_32205215991"/>Pick<text:bookmark-end text:name="__RefHeading___Toc1629_32205215991"/></text:h>
      <text:p text:style-name="P17">A colored representation of the Cryptomatte pass which can be used with a Viewer node to select which crypto passes are used to create the matte image.</text:p>
      <text:p text:style-name="Horizontal_20_Line"/>
      <text:h text:style-name="Heading_20_2" text:outline-level="2"><draw:frame draw:style-name="fr2" draw:name="Bild11" text:anchor-type="paragraph" svg:y="0.1598in" svg:width="1.2008in" svg:height="2.0591in" draw:z-index="1"><draw:image xlink:href="Pictures/10000001000000B400000135DCB49288A5D7A9D0.png" xlink:type="simple" xlink:show="embed" xlink:actuate="onLoad" draw:mime-type="image/png"/></draw:frame><text:bookmark-start text:name="__RefHeading___Toc1796_3953627043"/>Cryptomatte<text:span text:style-name="T20"> (Legacy)</text:span><text:bookmark-end text:name="__RefHeading___Toc1796_3953627043"/></text:h>
      <text:p text:style-name="P16">This is the legacy node version.</text:p>
      <text:p text:style-name="P11">The Cryptomatte node uses the Cryptomatte standard to efficiently create mattes for compositing. Cycles outputs the required render passes, which can then be used in the Compositor or another Compositor with Cryptomatte support to create masks for specified objects.</text:p>
      <text:p text:style-name="P11">Unlike the Material and Object Index passes, the objects to isolate are selected in compositing, and mattes will be anti-aliased and take into account effects like motion blur and transparency.</text:p>
      <text:h text:style-name="P46" text:outline-level="3"><draw:frame draw:style-name="fr2" draw:name="Bild13" text:anchor-type="paragraph" svg:y="0.1598in" svg:width="2.2681in" svg:height="3.3661in" draw:z-index="2"><draw:image xlink:href="Pictures/1000000100000154000001F977009B2C1F8E5F7C.png" xlink:type="simple" xlink:show="embed" xlink:actuate="onLoad" draw:mime-type="image/png"/></draw:frame><text:bookmark-start text:name="__RefHeading___Toc1607_3220521599"/>Usage<text:bookmark-end text:name="__RefHeading___Toc1607_3220521599"/></text:h>
      <text:p text:style-name="P14">Enable Cryptomatte Object render pass in the Passes panel, and render.</text:p>
      <text:p text:style-name="P14">In the compositing nodes, create a Cryptomatte node and link the Render Layer matching Image and Cryptomatte passes to it.</text:p>
      <text:p text:style-name="P14">Attach a Viewer node to the Pick output of the Cryptomatte node.</text:p>
      <text:p text:style-name="P14">Use the Cryptomatte Add/Remove button to sample objects in the Pick Viewer node.</text:p>
      <text:p text:style-name="P14">Use the Matte output of the Cryptomatte node to get the alpha mask.</text:p>
      <text:p text:style-name="P14"/>
      <text:p text:style-name="P14"/>
      <text:p text:style-name="P14"/>
      <text:h text:style-name="P15" text:outline-level="4"><text:bookmark-start text:name="__RefHeading___Toc1609_3220521599"/><text:soft-page-break/>Adding/Removing Layers<text:bookmark-end text:name="__RefHeading___Toc1609_3220521599"/></text:h>
      <text:p text:style-name="P14">By default there are only four crypto layers available as inputs to the Cryptomatte node. You can add or remove layer inputs through Sidebar &gt; Item &gt; Properties &gt; Add/Remove Crypto Layer. These operators will add/remove layers from the bottom of the pass inputs.</text:p>
      <text:h text:style-name="Heading_20_3" text:outline-level="3"><text:bookmark-start text:name="__RefHeading___Toc1611_3220521599"/>Inputs<text:bookmark-end text:name="__RefHeading___Toc1611_3220521599"/></text:h>
      <text:h text:style-name="Heading_20_4" text:outline-level="4"><text:bookmark-start text:name="__RefHeading___Toc1613_3220521599"/>Image<text:bookmark-end text:name="__RefHeading___Toc1613_3220521599"/></text:h>
      <text:p text:style-name="P11">Standard image input.</text:p>
      <text:h text:style-name="Heading_20_4" text:outline-level="4"><text:bookmark-start text:name="__RefHeading___Toc1615_3220521599"/>Crypto Passes<text:bookmark-end text:name="__RefHeading___Toc1615_3220521599"/></text:h>
      <text:p text:style-name="P11">Each crypto layer will be given its own render pass; each of these render passes must be connected to one of these crypto layer inputs. By default there are only four layers, see Adding/Removing Layers to add more.</text:p>
      <text:h text:style-name="Heading_20_3" text:outline-level="3"><text:bookmark-start text:name="__RefHeading___Toc1617_3220521599"/>Properties<text:bookmark-end text:name="__RefHeading___Toc1617_3220521599"/></text:h>
      <text:h text:style-name="Heading_20_4" text:outline-level="4"><text:bookmark-start text:name="__RefHeading___Toc1619_3220521599"/>Add/Remove<text:bookmark-end text:name="__RefHeading___Toc1619_3220521599"/></text:h>
      <text:p text:style-name="P11">Adds/Removes an object or material from matte, by picking a color from the Pick output.</text:p>
      <text:h text:style-name="Heading_20_4" text:outline-level="4"><text:bookmark-start text:name="__RefHeading___Toc1621_3220521599"/>Matte ID<text:bookmark-end text:name="__RefHeading___Toc1621_3220521599"/></text:h>
      <text:p text:style-name="P11">List of object and material crypto IDs to include in matte. This can be used for example to quickly clear all mattes by deleting the text or used to copy-and-paste crypto IDs from other software.</text:p>
      <text:h text:style-name="Heading_20_3" text:outline-level="3"><text:bookmark-start text:name="__RefHeading___Toc1623_3220521599"/>Outputs<text:bookmark-end text:name="__RefHeading___Toc1623_3220521599"/></text:h>
      <text:h text:style-name="Heading_20_4" text:outline-level="4"><text:bookmark-start text:name="__RefHeading___Toc1625_3220521599"/>Image<text:bookmark-end text:name="__RefHeading___Toc1625_3220521599"/></text:h>
      <text:p text:style-name="P11">A colored output of the input image with the matte applied to only include selected layers.</text:p>
      <text:h text:style-name="Heading_20_4" text:outline-level="4"><text:bookmark-start text:name="__RefHeading___Toc1627_3220521599"/>Matte<text:bookmark-end text:name="__RefHeading___Toc1627_3220521599"/></text:h>
      <text:p text:style-name="P11">A black-and-white alpha mask of the all the selected crypto layers.</text:p>
      <text:h text:style-name="Heading_20_4" text:outline-level="4"><text:bookmark-start text:name="__RefHeading___Toc1629_3220521599"/>Pick<text:bookmark-end text:name="__RefHeading___Toc1629_3220521599"/></text:h>
      <text:p text:style-name="P11">A colored representation of the Cryptomatte pass which can be used with a Viewer node to select which crypto passes are used to create the matte image.</text:p>
      <text:p text:style-name="Horizontal_20_Line"/>
      <text:h text:style-name="P42" text:outline-level="2"><draw:frame draw:style-name="fr2" draw:name="Bild1" text:anchor-type="paragraph" svg:y="0.1598in" svg:width="1.752in" svg:height="1.6728in" draw:z-index="13"><draw:image xlink:href="Pictures/1000000100000107000000FB5791637D54032BB2.png" xlink:type="simple" xlink:show="embed" xlink:actuate="onLoad" draw:mime-type="image/png"/></draw:frame><text:bookmark-start text:name="__RefHeading___Toc1786_3953627043"/>Box Mask <text:bookmark-end text:name="__RefHeading___Toc1786_3953627043"/></text:h>
      <text:p text:style-name="P29">The Box Mask node creates an image suitable for use as a simple matte.</text:p>
      <text:h text:style-name="P47" text:outline-level="3"><text:bookmark-start text:name="__RefHeading___Toc1798_3953627043"/>Inputs<text:bookmark-end text:name="__RefHeading___Toc1798_3953627043"/></text:h>
      <text:h text:style-name="P27" text:outline-level="4"><text:bookmark-start text:name="__RefHeading___Toc1800_3953627043"/>Mask<text:bookmark-end text:name="__RefHeading___Toc1800_3953627043"/></text:h>
      <text:p text:style-name="P29">An optional mask to use as the base for mask operations.</text:p>
      <text:h text:style-name="P27" text:outline-level="4"><text:bookmark-start text:name="__RefHeading___Toc1802_3953627043"/><text:soft-page-break/>Value<text:bookmark-end text:name="__RefHeading___Toc1802_3953627043"/></text:h>
      <text:p text:style-name="P29">Intensity of the generated mask.</text:p>
      <text:h text:style-name="P47" text:outline-level="3"><text:bookmark-start text:name="__RefHeading___Toc1804_3953627043"/>Properties<text:bookmark-end text:name="__RefHeading___Toc1804_3953627043"/></text:h>
      <text:h text:style-name="P27" text:outline-level="4"><text:bookmark-start text:name="__RefHeading___Toc1806_3953627043"/>X, Y<text:bookmark-end text:name="__RefHeading___Toc1806_3953627043"/></text:h>
      <text:p text:style-name="P29">Position of the center of the box as a fraction of the total width or height. (0.5, 0.5 creates a centered box; 0.0, 0.0 creates a box in the lower left.)</text:p>
      <text:h text:style-name="P27" text:outline-level="4"><text:bookmark-start text:name="__RefHeading___Toc1808_3953627043"/>Width<text:bookmark-end text:name="__RefHeading___Toc1808_3953627043"/></text:h>
      <text:p text:style-name="P29">Width of the box as a fraction of the total image width.</text:p>
      <text:h text:style-name="P27" text:outline-level="4"><text:bookmark-start text:name="__RefHeading___Toc1810_3953627043"/>Height<text:bookmark-end text:name="__RefHeading___Toc1810_3953627043"/></text:h>
      <text:p text:style-name="P29">Height of the box as a fraction of the total image width, not height.</text:p>
      <text:h text:style-name="P27" text:outline-level="4"><text:bookmark-start text:name="__RefHeading___Toc1812_3953627043"/>Rotation<text:bookmark-end text:name="__RefHeading___Toc1812_3953627043"/></text:h>
      <text:p text:style-name="P29">Rotation of the box around its center point.</text:p>
      <text:h text:style-name="P27" text:outline-level="4"><draw:frame draw:style-name="fr2" draw:name="Bild3" text:anchor-type="paragraph" svg:y="0.1598in" svg:width="0.839in" svg:height="0.9335in" draw:z-index="14"><draw:image xlink:href="Pictures/100000010000007E0000008C18863E7360C8BEFB.png" xlink:type="simple" xlink:show="embed" xlink:actuate="onLoad" draw:mime-type="image/png"/></draw:frame><text:bookmark-start text:name="__RefHeading___Toc1814_3953627043"/>Mask Type<text:bookmark-end text:name="__RefHeading___Toc1814_3953627043"/></text:h>
      <text:p text:style-name="P29">Operation to use against the input mask.</text:p>
      <text:h text:style-name="P50" text:outline-level="5"><text:bookmark-start text:name="__RefHeading___Toc1816_3953627043"/>Add<text:bookmark-end text:name="__RefHeading___Toc1816_3953627043"/></text:h>
      <text:p text:style-name="P29">This yields the union of the input mask and the generated mask: Areas covered by the generated mask are set to the specified Value. Other parts of the input masked are passed through unchanged, or set to black if there is no input mask.</text:p>
      <text:h text:style-name="P50" text:outline-level="5"><text:bookmark-start text:name="__RefHeading___Toc1818_3953627043"/>Subtract<text:bookmark-end text:name="__RefHeading___Toc1818_3953627043"/></text:h>
      <text:p text:style-name="P29">Values of the input mask have the specified Value subtracted from them.</text:p>
      <text:p text:style-name="P29">Multiply</text:p>
      <text:p text:style-name="P29">This yields the intersection of this generated mask and the input mask: Values of the input mask are multiplied by the specified Value for the area covered by the generated mask. All other areas become black.</text:p>
      <text:h text:style-name="P50" text:outline-level="5"><text:bookmark-start text:name="__RefHeading___Toc1820_3953627043"/>Not<text:bookmark-end text:name="__RefHeading___Toc1820_3953627043"/></text:h>
      <text:p text:style-name="P29">Any area covered by both the input mask and the generated mask becomes black. Areas covered by the generated mask that are black on the input mask become the specified Value. Areas uncovered by the generated mask remain unchanged.</text:p>
      <text:h text:style-name="P47" text:outline-level="3"><text:bookmark-start text:name="__RefHeading___Toc1822_3953627043"/>Outputs<text:bookmark-end text:name="__RefHeading___Toc1822_3953627043"/></text:h>
      <text:h text:style-name="P27" text:outline-level="4"><text:bookmark-start text:name="__RefHeading___Toc1824_3953627043"/>Mask<text:bookmark-end text:name="__RefHeading___Toc1824_3953627043"/></text:h>
      <text:p text:style-name="P29">A generated rectangular mask merged with the input mask. The created mask is the size of the current scene render dimensions.</text:p>
      <text:p text:style-name="P29">Tip<text:span text:style-name="T18">. </text:span>For soft edges, pass the output mask through a slight Blur node.</text:p>
      <text:p text:style-name="P28"><text:soft-page-break/></text:p>
      <text:h text:style-name="P42" text:outline-level="2"><draw:frame draw:style-name="fr2" draw:name="Bild18" text:anchor-type="paragraph" svg:y="0.1598in" svg:width="2.7917in" svg:height="1.6929in" draw:z-index="15"><draw:image xlink:href="Pictures/10000001000001A3000000FEEDD932F00236841A.png" xlink:type="simple" xlink:show="embed" xlink:actuate="onLoad" draw:mime-type="image/png"/></draw:frame><text:bookmark-start text:name="__RefHeading___Toc1666_3220521599"/>Ellipse Mask <text:bookmark-end text:name="__RefHeading___Toc1666_3220521599"/></text:h>
      <text:p text:style-name="P29">The Ellipse Mask node creates an image suitable for use as a simple matte or vignette mask.</text:p>
      <text:h text:style-name="P47" text:outline-level="3"><text:bookmark-start text:name="__RefHeading___Toc1720_3220521599"/>Inputs<text:bookmark-end text:name="__RefHeading___Toc1720_3220521599"/></text:h>
      <text:h text:style-name="P27" text:outline-level="4"><text:bookmark-start text:name="__RefHeading___Toc1722_3220521599"/>Mask<text:bookmark-end text:name="__RefHeading___Toc1722_3220521599"/></text:h>
      <text:p text:style-name="P29">An optional mask to use as the base for mask operations.</text:p>
      <text:h text:style-name="P27" text:outline-level="4"><text:bookmark-start text:name="__RefHeading___Toc1724_3220521599"/>Value<text:bookmark-end text:name="__RefHeading___Toc1724_3220521599"/></text:h>
      <text:p text:style-name="P29">Intensity of the generated mask.</text:p>
      <text:h text:style-name="P47" text:outline-level="3"><text:bookmark-start text:name="__RefHeading___Toc1726_3220521599"/>Properties<text:bookmark-end text:name="__RefHeading___Toc1726_3220521599"/></text:h>
      <text:h text:style-name="P27" text:outline-level="4"><text:bookmark-start text:name="__RefHeading___Toc1728_3220521599"/>X, Y<text:bookmark-end text:name="__RefHeading___Toc1728_3220521599"/></text:h>
      <text:p text:style-name="P29">Position of the center of the ellipse as a fraction of the total width or height. (0.5, 0.5 creates a centered ellipse; 0.0, 0.0 creates an ellipse with its center in the lower left.)</text:p>
      <text:h text:style-name="P27" text:outline-level="4"><text:bookmark-start text:name="__RefHeading___Toc1730_3220521599"/>Width<text:bookmark-end text:name="__RefHeading___Toc1730_3220521599"/></text:h>
      <text:p text:style-name="P29">Width of the ellipse as a fraction of the total image width.</text:p>
      <text:h text:style-name="P27" text:outline-level="4"><text:bookmark-start text:name="__RefHeading___Toc1732_3220521599"/>Height<text:bookmark-end text:name="__RefHeading___Toc1732_3220521599"/></text:h>
      <text:p text:style-name="P29">Height of the ellipse as a fraction of the total image width, not height. Equal Width and Height values with produce a circle.</text:p>
      <text:h text:style-name="P27" text:outline-level="4"><text:bookmark-start text:name="__RefHeading___Toc1734_3220521599"/>Rotation<text:bookmark-end text:name="__RefHeading___Toc1734_3220521599"/></text:h>
      <text:p text:style-name="P29">Rotation of the ellipse around its center point.</text:p>
      <text:h text:style-name="P27" text:outline-level="4"><draw:frame draw:style-name="fr2" draw:name="Bild19" text:anchor-type="paragraph" svg:y="0.1598in" svg:width="1.2445in" svg:height="0.8583in" draw:z-index="16"><draw:image xlink:href="Pictures/10000001000000BB00000081E6F0181ADFD52A2E.png" xlink:type="simple" xlink:show="embed" xlink:actuate="onLoad" draw:mime-type="image/png"/></draw:frame><text:bookmark-start text:name="__RefHeading___Toc1736_3220521599"/>Mask Type<text:bookmark-end text:name="__RefHeading___Toc1736_3220521599"/></text:h>
      <text:p text:style-name="P29"><text:span text:style-name="T19">What o</text:span>peration to use against the input mask.</text:p>
      <text:h text:style-name="P50" text:outline-level="5"><text:bookmark-start text:name="__RefHeading___Toc1738_3220521599"/>Add<text:bookmark-end text:name="__RefHeading___Toc1738_3220521599"/></text:h>
      <text:p text:style-name="P29">This yields the union of the input mask and the generated mask: Areas covered by the generated mask are set to the specified Value. Other parts of the input masked are passed through unchanged, or set to black if there is no input mask.</text:p>
      <text:h text:style-name="P50" text:outline-level="5"><text:bookmark-start text:name="__RefHeading___Toc1740_3220521599"/>Subtract<text:bookmark-end text:name="__RefHeading___Toc1740_3220521599"/></text:h>
      <text:p text:style-name="P29">Values of the input mask have the specified Value subtracted from them.</text:p>
      <text:h text:style-name="P50" text:outline-level="5"><text:bookmark-start text:name="__RefHeading___Toc1742_3220521599"/>Multiply<text:bookmark-end text:name="__RefHeading___Toc1742_3220521599"/></text:h>
      <text:p text:style-name="P29">This yields the intersection of this generated mask and the input mask: Values of the input mask are multiplied by the specified Value for the area covered by the generated mask. All other areas become black.</text:p>
      <text:h text:style-name="P50" text:outline-level="5"><text:bookmark-start text:name="__RefHeading___Toc1744_3220521599"/><text:soft-page-break/>Not<text:bookmark-end text:name="__RefHeading___Toc1744_3220521599"/></text:h>
      <text:p text:style-name="P29">Any area covered by both the input mask and the generated mask becomes black. Areas covered by the generated mask that are black on the input mask become the specified Value. Areas uncovered by the generated mask remain unchanged.</text:p>
      <text:h text:style-name="P47" text:outline-level="3"><text:bookmark-start text:name="__RefHeading___Toc1746_3220521599"/>Outputs<text:bookmark-end text:name="__RefHeading___Toc1746_3220521599"/></text:h>
      <text:h text:style-name="P27" text:outline-level="4"><text:bookmark-start text:name="__RefHeading___Toc1748_3220521599"/>Mask<text:bookmark-end text:name="__RefHeading___Toc1748_3220521599"/></text:h>
      <text:p text:style-name="P29">A generated elliptical mask merged with the input mask. The created mask is the size of the current scene render dimensions.</text:p>
      <text:p text:style-name="P29">Tip<text:span text:style-name="T19">. </text:span>For soft edges, pass the output mask through a slight Blur node. For a vignette, pass the output of this through a heavy blur.</text:p>
      <text:p text:style-name="P29"/>
      <text:p text:style-name="P28"/>
      <text:h text:style-name="P42" text:outline-level="2"/>
      <text:h text:style-name="Heading_20_2" text:outline-level="2"><draw:frame draw:style-name="fr2" draw:name="Bild15" text:anchor-type="paragraph" svg:y="0.1598in" svg:width="1.2083in" svg:height="1.6374in" draw:z-index="3"><draw:image xlink:href="Pictures/10000001000000B5000000F6DB3B740B8A9231C8.png" xlink:type="simple" xlink:show="embed" xlink:actuate="onLoad" draw:mime-type="image/png"/></draw:frame><text:bookmark-start text:name="__RefHeading___Toc1694_3220521599"/>Double Edge Mask<text:bookmark-end text:name="__RefHeading___Toc1694_3220521599"/></text:h>
      <text:p text:style-name="P11">The Double Edge Mask node creates a gradient between two masks.</text:p>
      <text:h text:style-name="Heading_20_3" text:outline-level="3"><text:bookmark-start text:name="__RefHeading___Toc1696_3220521599"/>Inputs<text:bookmark-end text:name="__RefHeading___Toc1696_3220521599"/></text:h>
      <text:h text:style-name="Heading_20_4" text:outline-level="4"><text:bookmark-start text:name="__RefHeading___Toc1698_3220521599"/>Inner Mask<text:bookmark-end text:name="__RefHeading___Toc1698_3220521599"/></text:h>
      <text:p text:style-name="P11">A mask representing the inside shape, which will be fully white.</text:p>
      <text:h text:style-name="Heading_20_4" text:outline-level="4"><text:bookmark-start text:name="__RefHeading___Toc1700_3220521599"/>Outer Mask<text:bookmark-end text:name="__RefHeading___Toc1700_3220521599"/></text:h>
      <text:p text:style-name="P11">A mask representing the outside shape, which will fade from black at its edges to white at the Inner Mask.</text:p>
      <text:h text:style-name="Heading_20_3" text:outline-level="3"><text:bookmark-start text:name="__RefHeading___Toc1702_3220521599"/>Properties<text:bookmark-end text:name="__RefHeading___Toc1702_3220521599"/></text:h>
      <text:h text:style-name="Heading_20_4" text:outline-level="4"><draw:frame draw:style-name="fr2" draw:name="Bild16" text:anchor-type="paragraph" svg:y="0.1598in" svg:width="0.9839in" svg:height="0.5665in" draw:z-index="4"><draw:image xlink:href="Pictures/1000000100000094000000556535484B28E93A06.png" xlink:type="simple" xlink:show="embed" xlink:actuate="onLoad" draw:mime-type="image/png"/></draw:frame><text:bookmark-start text:name="__RefHeading___Toc1704_3220521599"/>Inner Edge<text:bookmark-end text:name="__RefHeading___Toc1704_3220521599"/></text:h>
      <text:h text:style-name="Heading_20_5" text:outline-level="5"><text:bookmark-start text:name="__RefHeading___Toc1706_3220521599"/>All<text:bookmark-end text:name="__RefHeading___Toc1706_3220521599"/></text:h>
      <text:p text:style-name="P11">All shapes in the Inner Mask contribute to the gradient, even ones that do not touch the Outer Mask shape.</text:p>
      <text:h text:style-name="Heading_20_5" text:outline-level="5"><text:bookmark-start text:name="__RefHeading___Toc1708_3220521599"/>Adjacent Only<text:bookmark-end text:name="__RefHeading___Toc1708_3220521599"/></text:h>
      <text:p text:style-name="P11">Only shapes in the Inner Mask that overlap with the Outer Mask contribute to the gradient.</text:p>
      <text:h text:style-name="Heading_20_4" text:outline-level="4"><draw:frame draw:style-name="fr2" draw:name="Bild17" text:anchor-type="paragraph" svg:y="0.1598in" svg:width="1.0075in" svg:height="0.5591in" draw:z-index="5"><draw:image xlink:href="Pictures/1000000100000097000000545BB97135093E5CDE.png" xlink:type="simple" xlink:show="embed" xlink:actuate="onLoad" draw:mime-type="image/png"/></draw:frame><text:bookmark-start text:name="__RefHeading___Toc1710_3220521599"/>Buffer Edge<text:bookmark-end text:name="__RefHeading___Toc1710_3220521599"/></text:h>
      <text:h text:style-name="Heading_20_5" text:outline-level="5"><text:bookmark-start text:name="__RefHeading___Toc1712_3220521599"/>Keep In<text:bookmark-end text:name="__RefHeading___Toc1712_3220521599"/></text:h>
      <text:p text:style-name="P11">Parts of the Outer Mask that touch the edge of the image are treated as if they stop at the edge.</text:p>
      <text:h text:style-name="Heading_20_5" text:outline-level="5"><text:bookmark-start text:name="__RefHeading___Toc1714_3220521599"/><text:soft-page-break/>Bleed Out<text:bookmark-end text:name="__RefHeading___Toc1714_3220521599"/></text:h>
      <text:p text:style-name="P11">Parts of the Outer Mask that touch the edge of the image are extended beyond the boundary of the image.</text:p>
      <text:h text:style-name="Heading_20_3" text:outline-level="3"><text:bookmark-start text:name="__RefHeading___Toc1716_3220521599"/>Outputs<text:bookmark-end text:name="__RefHeading___Toc1716_3220521599"/></text:h>
      <text:h text:style-name="Heading_20_4" text:outline-level="4"><text:bookmark-start text:name="__RefHeading___Toc1718_3220521599"/>Mask<text:bookmark-end text:name="__RefHeading___Toc1718_3220521599"/></text:h>
      <text:p text:style-name="P11">Standard mask output.</text:p>
      <text:p text:style-name="Horizontal_20_Line"/>
      <text:h text:style-name="P43" text:outline-level="2"><draw:frame draw:style-name="fr2" draw:name="Bild14" text:anchor-type="paragraph" svg:y="0.0118in" svg:width="1.161in" svg:height="1.0866in" draw:z-index="17"><draw:image xlink:href="Pictures/10000001000000AE000000A3CDE3D80C86869843.png" xlink:type="simple" xlink:show="embed" xlink:actuate="onLoad" draw:mime-type="image/png"/></draw:frame><text:bookmark-start text:name="__RefHeading___Toc1115_1009616439"/>ID Mask<text:bookmark-end text:name="__RefHeading___Toc1115_1009616439"/></text:h>
      <text:p text:style-name="P7">The ID Mask Node can be used to access an alpha mask per object or per material.</text:p>
      <text:h text:style-name="P48" text:outline-level="3"><text:bookmark-start text:name="__RefHeading___Toc7755_3093805854"/>Inputs<text:bookmark-end text:name="__RefHeading___Toc7755_3093805854"/></text:h>
      <text:h text:style-name="P30" text:outline-level="4"><text:bookmark-start text:name="__RefHeading___Toc7757_3093805854"/>ID value<text:bookmark-end text:name="__RefHeading___Toc7757_3093805854"/></text:h>
      <text:p text:style-name="P7">Input for the Object Index or Material Index render pass. Which is an output of the Render Layers node or the Image node with a multi-layer format.</text:p>
      <text:h text:style-name="P48" text:outline-level="3"><text:bookmark-start text:name="__RefHeading___Toc7759_3093805854"/>Properties<text:bookmark-end text:name="__RefHeading___Toc7759_3093805854"/></text:h>
      <text:h text:style-name="P30" text:outline-level="4"><text:bookmark-start text:name="__RefHeading___Toc7761_3093805854"/>Index<text:bookmark-end text:name="__RefHeading___Toc7761_3093805854"/></text:h>
      <text:p text:style-name="P7">Selection of the previously specified index.</text:p>
      <text:h text:style-name="P30" text:outline-level="4"><text:bookmark-start text:name="__RefHeading___Toc7763_3093805854"/>Anti-Aliased<text:bookmark-end text:name="__RefHeading___Toc7763_3093805854"/></text:h>
      <text:p text:style-name="P7">This post-process function refines the mask. See anti-aliasing.</text:p>
      <text:h text:style-name="P48" text:outline-level="3"><text:bookmark-start text:name="__RefHeading___Toc7765_3093805854"/>Outputs<text:bookmark-end text:name="__RefHeading___Toc7765_3093805854"/></text:h>
      <text:h text:style-name="P30" text:outline-level="4"><text:bookmark-start text:name="__RefHeading___Toc7767_3093805854"/>Alpha<text:bookmark-end text:name="__RefHeading___Toc7767_3093805854"/></text:h>
      <text:p text:style-name="P7">The mask is white where the object is and black where it is not. If the object is transparent, the alpha mask represent that with gray values.</text:p>
      <text:h text:style-name="P48" text:outline-level="3"><text:bookmark-start text:name="__RefHeading___Toc7769_3093805854"/>Setup<text:bookmark-end text:name="__RefHeading___Toc7769_3093805854"/></text:h>
      <text:p text:style-name="P32">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32"><draw:frame draw:style-name="fr1" draw:name="Bild15 Copy 1" text:anchor-type="paragraph" svg:x="5.0929in" svg:y="0.1673in" svg:width="2.2319in" svg:height="1.8189in" draw:z-index="18"><draw:image xlink:href="Pictures/100000010000014F0000011133713E989B7C4A37.png" xlink:type="simple" xlink:show="embed" xlink:actuate="onLoad" draw:mime-type="image/png"/></draw:frame><draw:frame draw:style-name="fr1" draw:name="Bild27 Copy 1" text:anchor-type="paragraph" svg:x="2.5756in" svg:y="0.1453in" svg:width="2.2319in" svg:height="2.6063in" draw:z-index="19"><draw:image xlink:href="Pictures/100000010000014F0000018714CDF7D82AE913E7.png" xlink:type="simple" xlink:show="embed" xlink:actuate="onLoad" draw:mime-type="image/png"/></draw:frame><draw:frame draw:style-name="fr1" draw:name="Bild28 Copy 1" text:anchor-type="paragraph" svg:x="0.0646in" svg:y="0.1236in" svg:width="2.2445in" svg:height="1.7008in" draw:z-index="20"><draw:image xlink:href="Pictures/1000000100000151000000FF8CF115B932E9F6CA.png" xlink:type="simple" xlink:show="embed" xlink:actuate="onLoad" draw:mime-type="image/png"/></draw:frame><text:soft-page-break/></text:p>
      <text:p text:style-name="P32"/>
      <text:p text:style-name="P7"/>
      <text:p text:style-name="P7"/>
      <text:p text:style-name="P7"/>
      <text:p text:style-name="P7"/>
      <text:p text:style-name="P7"/>
      <text:p text:style-name="P7"/>
      <text:p text:style-name="P7"/>
      <text:p text:style-name="P31"/>
      <text:h text:style-name="P4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5619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b41157"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9926f" style:font-size-asian="10pt" style:font-size-complex="10pt"/>
    </style:style>
    <style:style style:name="MT7" style:family="text">
      <style:text-properties fo:font-size="10pt" officeooo:rsid="03971008"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b8c7b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0</text:span><text:span text:style-name="MT3">.1.</text:span><text:span text:style-name="MT5">1</text:span><text:span text:style-name="MT6">1</text:span><text:span text:style-name="MT7"> </text:span><text:span text:style-name="MT3">Editors - Compositor Editor - Header - A</text:span><text:span text:style-name="MT8">dd</text:span><text:span text:style-name="MT3"> Menu</text:span><text:span text:style-name="MT9"> - </text:span><text:span text:style-name="MT10">Mask</text:span></text:p>
      </style:header>
      <style:footer>
        <text:p text:style-name="MP2"><text:s/><text:page-number text:select-page="current">1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3H22M51S</meta:editing-duration>
    <meta:editing-cycles>835</meta:editing-cycles>
    <meta:generator>LibreOffice/7.4.6.2$Windows_X86_64 LibreOffice_project/5b1f5509c2decdade7fda905e3e1429a67acd63d</meta:generator>
    <dc:date>2023-09-11T12:22:12.619000000</dc:date>
    <meta:document-statistic meta:table-count="3" meta:image-count="21" meta:object-count="0" meta:page-count="11" meta:paragraph-count="268" meta:word-count="2156" meta:character-count="11969" meta:non-whitespace-character-count="10076"/>
    <meta:template xlink:type="simple" xlink:actuate="onRequest" xlink:title="standard1cm" xlink:href="../../../AppData/Roaming/LibreOffice/4/user/template/standard1cm.ott" meta:date="2016-03-29T10:15:31.334000000"/>
  </office:meta>
</office:document-meta>
</file>